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2.61cm" fo:min-width="15.883cm"/>
    </style:style>
    <style:style style:name="gr2" style:family="graphic" style:parent-style-name="standard">
      <style:graphic-properties draw:textarea-horizontal-align="justify" draw:textarea-vertical-align="middle" draw:auto-grow-height="false" fo:min-height="0.887cm" fo:min-width="14.359cm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14.359cm"/>
    </style:style>
    <style:style style:name="gr4" style:family="graphic" style:parent-style-name="standard">
      <style:graphic-properties draw:textarea-horizontal-align="justify" draw:textarea-vertical-align="middle" draw:auto-grow-height="false" fo:min-height="11.942cm" fo:min-width="2.929cm"/>
    </style:style>
    <style:style style:name="gr5" style:family="graphic" style:parent-style-name="standard">
      <style:graphic-properties draw:textarea-horizontal-align="justify" draw:textarea-vertical-align="middle" draw:auto-grow-height="false" fo:min-height="11.942cm" fo:min-width="10.168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9.406cm"/>
    </style:style>
    <style:style style:name="gr7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7.882cm"/>
    </style:style>
    <style:style style:name="gr9" style:family="graphic" style:parent-style-name="standard">
      <style:graphic-properties draw:textarea-horizontal-align="justify" draw:textarea-vertical-align="middle" draw:auto-grow-height="false" fo:min-height="2.037cm" fo:min-width="14.35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83cm" svg:height="22.86cm" svg:x="2.90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59cm" svg:height="1.137cm" draw:transform="skewX (0.000872664625997165) rotate (0.000872664625997165) translate (3.667cm 3.68cm)">
          <text:p text:style-name="P2">Header with log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859cm" svg:height="3.81cm" draw:transform="skewX (0.000872664625997165) rotate (0.000872664625997165) translate (3.667cm 21.193cm)">
          <text:p text:style-name="P1">Footer with copyright and contac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12.192cm" svg:x="3.667cm" svg:y="8.239cm">
          <text:p text:style-name="P1">Store <text:line-break/> Sections:<text:line-break/><text:line-break/><text:span text:style-name="T1">Item type 1</text:span><text:line-break/>Item type 2<text:line-break/>…<text:line-break/>Item type X<text:line-break/><text:line-break/><text:line-break/><text:line-break/><text:line-break/><text:line-break/><text:line-break/><text:line-break/><text:line-break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668cm" svg:height="12.192cm" svg:x="7.796cm" svg:y="8.2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906cm" svg:height="1.524cm" svg:x="8.177cm" svg:y="8.62cm">
          <text:p text:style-name="P1">Reflecting Item type Selecte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3.048cm" svg:x="8.177cm" svg:y="10.525cm">
          <text:p text:style-name="P1">Item #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3.048cm" svg:x="11.606cm" svg:y="10.525cm">
          <text:p text:style-name="P1"><text:span text:style-name="T2">I</text:span>tem #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3.048cm" svg:x="15.035cm" svg:y="10.525cm">
          <text:p text:style-name="P1"><text:span text:style-name="T2">I</text:span>tem #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3.048cm" svg:x="8.239cm" svg:y="13.954cm">
          <text:p text:style-name="P1">Item #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3.048cm" svg:x="15.097cm" svg:y="13.954cm">
          <text:p text:style-name="P1">Item #6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3.048cm" svg:x="11.668cm" svg:y="13.954cm">
          <text:p text:style-name="P1">Item #5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382cm" svg:height="1.905cm" svg:x="9.001cm" svg:y="17.764cm">
          <text:p text:style-name="P1">Description of selected item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859cm" svg:height="2.287cm" draw:transform="skewX (0.000872664625997165) rotate (0.000872664625997165) translate (3.667cm 5.197cm)">
          <text:p text:style-name="P1">Store Page Tit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6T17:24:23.660000000</meta:creation-date>
    <dc:date>2022-03-06T17:57:03.669000000</dc:date>
    <meta:editing-duration>PT11M58S</meta:editing-duration>
    <meta:editing-cycles>2</meta:editing-cycles>
    <meta:generator>LibreOffice/6.2.2.2$Windows_X86_64 LibreOffice_project/2b840030fec2aae0fd2658d8d4f9548af4e3518d</meta:generator>
    <meta:document-statistic meta:object-count="14"/>
  </office:meta>
</office:document-meta>
</file>